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Ordered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Ordered.StubOrdered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WithSourceProvider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ComparatorTests.compareWithSimpleSour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ComparatorTests.comparePriorityOrderedInstances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PriorityOrdered.StubPriorityOrdered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WithSourceProviderArray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ComparatorTests.comparePriorityOrderedInstances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WithSourceProvid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ComparatorTests.comparePriorityOrderedInstanceToStandardOrderedInstanceWithHigher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OrderedInstances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PriorityOrderedInstanceToStandardOrderedInstanceWithLower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urceProvider.getOrderSourc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ComparatorTests.compareOrderedInstances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urceProvider.TestSourceProvider( Object target , Object ord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ComparatorTests.compareOrderedInstancesDoubl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OrderedInstancesNull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OrderedInstances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PriorityOrdered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PriorityOrderedInstances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PriorityOrderedInstanceToStandardOrderedInstanceWithSame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compareOrderedInstancesNull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mparatorTests.assertThatPriorityOrderedAlwaysWins( StubPriorityOrdered priority , StubOrdered stand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ComparatorTests.compareTwoNonOrderedInstancesEndsUpAs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